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HK" svg:font-family="PingFang HK"/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4" style:family="text">
      <style:text-properties style:font-name="PingFang HK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12.12 02:36   |   </text:span><text:a xlink:type="simple" xlink:href="http://palinfo.habago.org/Entry?Command=Information_PrintForum&amp;iPage=1#FORUM38221"><text:span text:style-name="T2">#</text:span></text:a></text:p>
      <text:p text:style-name="P2"><text:span text:style-name="T1">卡韓政變 (201)：羅素是對的</text:span><text:span text:style-name="T3"><text:line-break/><text:line-break/></text:span><text:span text:style-name="T1">陳真 2019.12. 12.</text:span><text:span text:style-name="T3"><text:line-break/><text:line-break/></text:span><text:span text:style-name="T1">民進黨的貪污舞弊手法與卡位分贓，如果要一條一條一項一項來寫，恐怕能寫成一百本書。不是一百頁，而是一百本書。</text:span><text:span text:style-name="T3"><text:line-break/><text:line-break/></text:span><text:span text:style-name="T1">黨外時，陳定南經常說，如果國民黨下台，國庫一年將可多出上千億原本會被貪污掉的錢，因此將可減稅。我曾私下聽過陳定南講解這一千多億元是怎麼算出來的，其實很簡單，主要是根據各種回扣與利益輸送的趴數計算得來。黨外群眾場合上，一些黨外人士甚至會以此一推估為基礎，進行計算說屆時國民黨若下台，每個人平均將可分到上萬元云云。</text:span><text:span text:style-name="T3"><text:line-break/><text:line-break/></text:span><text:span text:style-name="T1">但是，事實卻是：民進黨上台後，國庫每年恐怕反而多被貪污掉了上千億，貪得比舊國民黨更凶猛，更齷齪，吃相更難看，毫無廉恥。</text:span><text:span text:style-name="T3"><text:line-break/><text:line-break/></text:span><text:span text:style-name="T1">而且，這還不是貪污之最大宗，更加令人髮指的是那些所謂「合法」或一時抓不到非法的部份，例如綠營人士最擅長的炒地皮與內線交易及國家資源「合法」分贓，包括各種五鬼搬運的「合法」手法 (例如無數的基金會與計畫案--假計畫，真斂財)，人渣黨的親朋好友與走狗爪牙們更是幾乎佔滿所有肥缺；只要顏色正確，只要是某種關係底下的「自己人」，管你阿狗阿貓，保證坐擁權位，吃香喝辣。</text:span><text:span text:style-name="T3"><text:line-break/><text:line-break/></text:span><text:span text:style-name="T1">舉個例，所謂「卡神」楊蕙如，其實只是一整個綠色貪腐犯罪集團的一個微不足道的小角色，都能輕易從國庫或官員與民代手中巧立名目撈取上億元；給錢之大方，彷彿綠營人士們家裡就是專門在印鈔票似的。各位有沒有想過，當你輕易就能讓一個小角色賺取億萬暴利時，那意味著什麼？意味著你自己一定撈了更多不義之財。</text:span><text:span text:style-name="T3"><text:line-break/><text:line-break/></text:span><text:span text:style-name="T1">我在台南出生，父親老家在屏東，整個南部各區域的發展軌跡，我基本上都相當熟悉。我常發現，綠營的人，包括某些綠媒，除了個個是股神之外，真是很有投資眼光，屬於神明等級，怎麼買怎麼大賺。比方說，原先是不毛之地，後來都市開發，這兒有捷運，那兒有市政中心等等，地目變更，一下就變成了黃金地段。可是，他媽的偏偏就是這麼巧，這些人難道是未卜先知？總是事先知道要卡位，輕易賺得暴利。</text:span><text:span text:style-name="T3"><text:line-break/><text:line-break/></text:span><text:span text:style-name="T1">人渣黨真的是把分贓政治進行到極致，就像餓了幾千年似的，吃銅吃鐵什麼都能吃；拼命搶，拼命貪，拼命卡位。這個黨的本質與行徑，基本上就跟土匪打家劫舍毫無兩樣，把台灣視為一種戰利品，把政權視為一種分贓的權力中樞。 </text:span><text:span text:style-name="T3"><text:line-break/><text:line-break/></text:span><text:span text:style-name="T1">不過，歹徒騙子為非作歹不稀奇，稀奇的是竟然有腦殘願意長期為其所騙，一邊幫忙數鈔票，一邊嘴裏說「贏回台灣」、「民主大勝利」。我真的很想問問腦殘們，到底是要貪婪齷齪腐敗到什麼程度，然後你們才會清醒過來？</text:span><text:span text:style-name="T3"><text:line-break/><text:line-break/></text:span><text:span text:style-name="T1">更荒唐的是，善惡扭曲，是非顛倒；把人渣看成英雄，奉為神明，卻把才德兼備的善良之士例如韓國瑜，打成人人嫌惡的過街老鼠。許多時候，我真是覺得很絕望，為什麼人普遍會蠢到這種地步？為什麼洗腦能洗成腦殘？真是很難想像。難道我是在做一場荒謬夢？</text:span><text:span text:style-name="T3"><text:line-break/><text:line-break/></text:span><text:span text:style-name="T1">我其實已經累到快暴斃，但我透支體力，硬撐著想寫點東西，希望人們能覺悟。到底是要卑劣骯髒貪婪無恥到什麼程度，然後你才會相信人渣黨絕不是一個黨，而是一個蓄意從事的犯罪集團。</text:span><text:span text:style-name="T3"><text:line-break/><text:line-break/></text:span><text:span text:style-name="T1">我個人並不抬舉智能或智商這東西，但我得承認羅素是對的，他認為智商對於政治的良好發展乃至世界和平很重要；當腦殘佔了絕大多數時，騙子人渣與歹徒就會成為我們的統治者，剝削掠奪我們僅有的一切，並且帶來戰爭。</text:span><text:span text:style-name="T3"><text:line-break/><text:line-break/></text:span><text:span text:style-name="T1">底下摘自邱毅的臉書。邱毅在島內飽受污名化，但他其實才是台灣過去二十幾年來真正的英雄與功勞者。</text:span><text:span text:style-name="T3"><text:line-break/><text:line-break/></text:span><text:span text:style-name="T1">=============</text:span><text:span text:style-name="T3"><text:line-break/></text:span><text:span text:style-name="T1">邱毅 (臉書)『談天論地話縱橫』</text:span><text:span text:style-name="T3"><text:line-break/><text:line-break/></text:span><text:span text:style-name="T1">2019. 12. 11</text:span><text:span text:style-name="T3"><text:line-break/><text:line-break/></text:span><text:span text:style-name="T1">怪事了，針對大選的政策大辯論，蔡英文指定要由「三立電視台」主辦。蔡英文為何對三立電視有特別偏好？這個故事要從三立董事長林崑海説起，我可歸納成四個原因來分析，以方便讀者了解：</text:span><text:span text:style-name="T3"><text:line-break/><text:line-break/></text:span><text:span text:style-name="T1">一是林崑海和蔡英文都是「投機台獨」，所謂「投機台獨」，就是一邊在台灣搞台獨，一邊在大陸賺人民幣。蔡英文的家人，尤其是兄姐，還有海霸王企業，在大陸都賺得盆滿鉢滿。三立更狠了，其製作的偶像劇在大陸火的很，旗下藝人在大陸也很受歡迎。林崑海的妻弟，三立總經理張榮華在大陸更是縱橫大江南北，影視合作大案子絡繹不絕。</text:span><text:span text:style-name="T3"><text:line-break/><text:line-break/></text:span><text:span text:style-name="T1">二是林崑海主導的「海派」，已經是民進黨的大派系，不僅有中常委、中執委，連旗下節目主持人都可列名不分區立委。基於「肥水不落外人田」的民進黨文化，蔡英文當然力主由三立主辦政策辯論。</text:span><text:span text:style-name="T3"><text:line-break/><text:line-break/></text:span><text:span text:style-name="T1">三是林崑海長期介入大選賭盤，我在2012年就曾冒著生命危險揭發，破了他與蔡英文的勾結之局，保障了馬英九的連任。事後，林崑海對我提出刑事和民事訴訟，双方纏訟了四年之久。後來，因為我提出當年調查局的監聽譯文，</text:span><text:span text:style-name="T4">𥚃</text:span><text:span text:style-name="T1">面明白指出林崑海涉及大選賭盤，因此我在刑事和民事官司全勝。這次，蔡英文為保障連任，與林崑海綁成命運共同體，以獲得選舉賭盤莊家的支持，當然是替選舉結果加了份保險。</text:span><text:span text:style-name="T3"><text:line-break/><text:line-break/></text:span><text:span text:style-name="T1">四是兩人都有獲內線消息炒重劃區土地的喜好。蔡英文炒過台北的南港、內湖、松山等地段，暴利數億元以上。林崑海則至少炒過台南及屏東的土地，並涉及土地重劃及土地徵收的巨利。無獨有偶，蔡英文和林崑海都為炒地皮糾紛控告過我，結果是我全勝，蔡林兩人共計四則訴訟案全敗。</text:span><text:span text:style-name="T3"><text:line-break/><text:line-break/></text:span><text:span text:style-name="T1">俗話說，臭味相投、物以類聚，蔡英文和林崑海有上述的四大相合，蔡英文有了林崑海，就有十足的安全感，她當然不畏輿論批評壓力，執意要將大選最關鍵的政策辯論，交給三立電視的林崑海主辦。</text:span><text:span text:style-name="T3"><text:line-break/><text:line-break/></text:span><text:span text:style-name="T1">經過這番說明，讀者應該都懂了吧！</text:span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